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4.6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4.60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ext_20_body">
      <style:text-properties officeooo:paragraph-rsid="001715b4"/>
    </style:style>
    <style:style style:name="P4" style:family="paragraph" style:parent-style-name="Text_20_body">
      <style:text-properties officeooo:paragraph-rsid="00171ca5"/>
    </style:style>
    <style:style style:name="P5" style:family="paragraph" style:parent-style-name="Text_20_body">
      <style:text-properties officeooo:rsid="001730ed" officeooo:paragraph-rsid="001730ed"/>
    </style:style>
    <style:style style:name="P6" style:family="paragraph" style:parent-style-name="Text_20_body">
      <style:text-properties officeooo:rsid="0017616c" officeooo:paragraph-rsid="0017616c"/>
    </style:style>
    <style:style style:name="P7" style:family="paragraph" style:parent-style-name="Text_20_body">
      <style:text-properties officeooo:paragraph-rsid="0017616c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730ed" officeooo:paragraph-rsid="001730ed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71ca5" officeooo:paragraph-rsid="00171ca5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7d715" officeooo:paragraph-rsid="0017d715"/>
    </style:style>
    <style:style style:name="P12" style:family="paragraph" style:parent-style-name="Standard" style:list-style-name="L3"/>
    <style:style style:name="P13" style:family="paragraph" style:parent-style-name="Text_20_body" style:list-style-name="L1">
      <style:text-properties officeooo:rsid="00145132" officeooo:paragraph-rsid="00145132"/>
    </style:style>
    <style:style style:name="P14" style:family="paragraph" style:parent-style-name="Text_20_body" style:list-style-name="L2">
      <style:text-properties officeooo:rsid="001730ed" officeooo:paragraph-rsid="001730ed"/>
    </style:style>
    <style:style style:name="P15" style:family="paragraph" style:parent-style-name="Text_20_body" style:list-style-name="L4">
      <style:text-properties officeooo:rsid="001c0d49" officeooo:paragraph-rsid="001c0d49"/>
    </style:style>
    <style:style style:name="P16" style:family="paragraph" style:parent-style-name="Text_20_body">
      <style:text-properties officeooo:rsid="001e739c" officeooo:paragraph-rsid="001e739c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rsid="00145132" officeooo:paragraph-rsid="00145132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officeooo:rsid="001730ed" officeooo:paragraph-rsid="001730ed"/>
    </style:style>
    <style:style style:name="P19" style:family="paragraph" style:parent-style-name="Text_20_body" style:list-style-name="L3">
      <style:paragraph-properties fo:margin-top="0cm" fo:margin-bottom="0cm" loext:contextual-spacing="false"/>
      <style:text-properties officeooo:rsid="0017d715" officeooo:paragraph-rsid="0017d715"/>
    </style:style>
    <style:style style:name="P20" style:family="paragraph" style:parent-style-name="Text_20_body" style:list-style-name="L3">
      <style:paragraph-properties fo:margin-top="0cm" fo:margin-bottom="0cm" loext:contextual-spacing="false"/>
      <style:text-properties officeooo:paragraph-rsid="00184641"/>
    </style:style>
    <style:style style:name="P21" style:family="paragraph" style:parent-style-name="Text_20_body" style:list-style-name="L4">
      <style:paragraph-properties fo:margin-top="0cm" fo:margin-bottom="0cm" loext:contextual-spacing="false"/>
      <style:text-properties officeooo:rsid="001a4dd9" officeooo:paragraph-rsid="001a4dd9"/>
    </style:style>
    <style:style style:name="P22" style:family="paragraph" style:parent-style-name="Text_20_body" style:list-style-name="L4">
      <style:paragraph-properties fo:margin-top="0cm" fo:margin-bottom="0cm" loext:contextual-spacing="false"/>
      <style:text-properties officeooo:rsid="001c0d49" officeooo:paragraph-rsid="001c0d49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1e739c" officeooo:paragraph-rsid="001e739c"/>
    </style:style>
    <style:style style:name="P24" style:family="paragraph" style:parent-style-name="Text_20_body" style:list-style-name="L5">
      <style:paragraph-properties fo:margin-top="0cm" fo:margin-bottom="0cm" loext:contextual-spacing="false"/>
      <style:text-properties officeooo:rsid="001e739c" officeooo:paragraph-rsid="001e739c"/>
    </style:style>
    <style:style style:name="P25" style:family="paragraph" style:parent-style-name="Heading_20_1">
      <style:text-properties officeooo:rsid="00145132" officeooo:paragraph-rsid="00145132"/>
    </style:style>
    <style:style style:name="P26" style:family="paragraph" style:parent-style-name="Heading_20_1">
      <style:text-properties officeooo:rsid="00171ca5" officeooo:paragraph-rsid="00171ca5"/>
    </style:style>
    <style:style style:name="P27" style:family="paragraph" style:parent-style-name="Heading_20_1">
      <style:text-properties officeooo:rsid="0017616c" officeooo:paragraph-rsid="0017616c"/>
    </style:style>
    <style:style style:name="P28" style:family="paragraph" style:parent-style-name="Heading_20_1">
      <style:text-properties officeooo:rsid="001a4dd9" officeooo:paragraph-rsid="001a4dd9"/>
    </style:style>
    <style:style style:name="P29" style:family="paragraph" style:parent-style-name="Heading_20_1">
      <style:text-properties officeooo:rsid="001e739c" officeooo:paragraph-rsid="001e739c"/>
    </style:style>
    <style:style style:name="T1" style:family="text">
      <style:text-properties officeooo:rsid="00145132"/>
    </style:style>
    <style:style style:name="T2" style:family="text">
      <style:text-properties officeooo:rsid="001715b4"/>
    </style:style>
    <style:style style:name="T3" style:family="text">
      <style:text-properties officeooo:rsid="00171ca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616c"/>
    </style:style>
    <style:style style:name="T6" style:family="text">
      <style:text-properties fo:color="#6a8759" style:font-name="Source Code Pro"/>
    </style:style>
    <style:style style:name="T7" style:family="text">
      <style:text-properties officeooo:rsid="00184641"/>
    </style:style>
    <style:style style:name="T8" style:family="text">
      <style:text-properties fo:color="#cc7832" style:font-name="Source Code Pro"/>
    </style:style>
    <style:style style:name="T9" style:family="text">
      <style:text-properties fo:color="#cc7832" style:font-name="Source Code Pro" fo:font-weight="bold"/>
    </style:style>
    <style:style style:name="T10" style:family="text">
      <style:text-properties fo:color="#9876aa" style:font-name="Source Code Pro"/>
    </style:style>
    <style:style style:name="T11" style:family="text">
      <style:text-properties fo:color="#6897bb" style:font-name="Source Code Pro"/>
    </style:style>
    <style:style style:name="T12" style:family="text">
      <style:text-properties fo:color="#a9b7c6" style:font-name="Source Code Pro"/>
    </style:style>
    <style:style style:name="T13" style:family="text">
      <style:text-properties officeooo:rsid="001a2fb1"/>
    </style:style>
    <style:style style:name="T14" style:family="text">
      <style:text-properties officeooo:rsid="001c0d49"/>
    </style:style>
    <style:style style:name="T15" style:family="text">
      <style:text-properties officeooo:rsid="001dd5cc"/>
    </style:style>
    <style:style style:name="T16" style:family="text">
      <style:text-properties officeooo:rsid="001e73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T Note<text:span text:style-name="T1">s</text:span> de travail</text:p>
      <text:h text:style-name="P25" text:outline-level="1">formulaire Zend Form</text:h>
      <text:p text:style-name="P8">Redéfinir les viewhelpers formElementErrors, formLabel, formElement, <text:span text:style-name="T1">ou voir la création de propre viewhelpers pour répondre au même fonctionnalité, mais en utilisant des objet GOT :</text:span></text:p>
      <text:list xml:id="list7944194838350352416" text:style-name="L1">
        <text:list-item>
          <text:p text:style-name="P17">type ‘text’<text:tab/><text:tab/>=&gt; OCInput</text:p>
        </text:list-item>
        <text:list-item>
          <text:p text:style-name="P17">type ‘password’<text:tab/>=&gt; OCInput type password</text:p>
        </text:list-item>
        <text:list-item>
          <text:p text:style-name="P13">type ‘submit’<text:tab/><text:tab/>=&gt; OCButton type submit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1 down vote <text:a xlink:type="simple" xlink:href="http://stackoverflow.com/questions/13886032/zf2-how-to-create-form-view-helper#" text:style-name="Internet_20_link" text:visited-style-name="Visited_20_Internet_20_Link">favorite</text:a> </text:p>
          </table:table-cell>
          <table:table-cell table:style-name="Tableau1.A1" office:value-type="string">
            <text:p text:style-name="P2">I want to change the way ZF2 shows the form elements. I think I have to create my own view helper but I don't know how. I Googled for it but didn't find any useful resource.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3 down vote accepted </text:p>
          </table:table-cell>
          <table:table-cell table:style-name="Tableau2.A1" office:value-type="string">
            <text:p text:style-name="P2">See <text:a xlink:type="simple" xlink:href="https://github.com/zendframework/zf2/tree/master/library/Zend/Form/View/Helper" text:style-name="Internet_20_link" text:visited-style-name="Visited_20_Internet_20_Link">the SourceCode of existing Zend\Form\View\Helper*</text:a></text:p>
            <text:p text:style-name="P2">Basically you extend those and overwrite the required functions of stuff you want to modify. </text:p>
            <text:p text:style-name="P2">After that you'll need to register your very own view helper. This is easily done within Module.php's <text:span text:style-name="Source_20_Text">getViewHelperConfig()</text:span></text:p>
            <text:p text:style-name="Preformatted_20_Text"><text:span text:style-name="Source_20_Text">public function getViewHelperConfig() </text:span></text:p>
            <text:p text:style-name="Preformatted_20_Text"><text:span text:style-name="Source_20_Text">{</text:span></text:p>
            <text:p text:style-name="Preformatted_20_Text"><text:span text:style-name="Source_20_Text"><text:s text:c="4"/>return array(</text:span></text:p>
            <text:p text:style-name="Preformatted_20_Text"><text:span text:style-name="Source_20_Text"><text:s text:c="8"/>'invokables' =&gt; array(</text:span></text:p>
            <text:p text:style-name="Preformatted_20_Text"><text:span text:style-name="Source_20_Text"><text:s text:c="12"/>'customViewHelperCallName' =&gt; 'Namespace\Form\View\Helper\Classname'</text:span></text:p>
            <text:p text:style-name="Preformatted_20_Text"><text:span text:style-name="Source_20_Text"><text:s text:c="8"/>)</text:span></text:p>
            <text:p text:style-name="Preformatted_20_Text"><text:span text:style-name="Source_20_Text"><text:s text:c="4"/>);</text:span></text:p>
            <text:p text:style-name="P1"><text:span text:style-name="Source_20_Text">}</text:span></text:p>
          </table:table-cell>
        </table:table-row>
      </table:table>
      <text:p text:style-name="P3"><text:span text:style-name="T2"><text:line-break/>Pour la gestion de messagerie interne voir Eye4web\Eye4web</text:span>ZfcUserPm <text:span text:style-name="T2">et modules liés</text:span></text:p>
      <text:h text:style-name="P26" text:outline-level="1">viewHelper, service supplémentaire à créer</text:h>
      <text:p text:style-name="P4">→<text:span text:style-name="T3"> appel Ajax (pour la restitution d’une image en premier) on fourni une adresse type callback (comme pour invoke_ajax() dans main.js) pour faire exécuter une méthode et récupérer la réponse à restituer à l’endroit de l’appel.</text:span></text:p>
      <text:p text:style-name="P10">Le ViewHelper : <text:span text:style-name="T4">gotAjax</text:span>(callback), la méthode dans les services <text:span text:style-name="T4">execAjax</text:span>(callback)</text:p>
      <text:p text:style-name="P9">voir comment coder la <text:span text:style-name="T4">callback</text:span> en signifiant le contexte :</text:p>
      <text:list xml:id="list3688106805549351098" text:style-name="L2">
        <text:list-item>
          <text:p text:style-name="P18">controller,</text:p>
        </text:list-item>
        <text:list-item>
          <text:p text:style-name="P18">extension d’objet, objet</text:p>
        </text:list-item>
        <text:list-item>
          <text:p text:style-name="P14">autre, …</text:p>
        </text:list-item>
      </text:list>
      <text:p text:style-name="P5">on peut partir en base avec NomModule/NomObjet/NomMéthode</text:p>
      <text:p text:style-name="P5">→ si NomObjet contient ‘Controller’, on suffixera NomModule par ‘/Controller/’</text:p>
      <text:p text:style-name="P5"><text:soft-page-break/>→ si NomObjet commence par ‘OC’ ou ‘OS’, ou peut présumer d’un nom d’objet, d’ou suffixer NomModule par ‘/Object/ODContent/’ si ‘OC’, ‘/Object/OSContainer/’ si ‘OS’</text:p>
      <text:h text:style-name="P27" text:outline-level="1">main.js : bug</text:h>
      <text:p text:style-name="P6">Dans le traitement du retour de l’appel ajax, les mode ‘raz’ &amp; ‘delete’ ne fonctionne pas. Par contre, les modes ‘append’ &amp; ‘update’ fonctionne parfaitement.</text:p>
      <text:p text:style-name="P7"><text:span text:style-name="T5">Les modes </text:span>‘exec‘, ‘exec<text:span text:style-name="T5">ID</text:span>‘ <text:span text:style-name="T5">&amp; ‘redirect’ n’ont pas été testé pour l’heure.</text:span></text:p>
      <text:p text:style-name="P11">20160629 : </text:p>
      <text:list xml:id="list8255016597670454997" text:style-name="L3">
        <text:list-item>
          <text:p text:style-name="P19">retest de ‘r<text:span text:style-name="T16">a</text:span>z’ et ‘delete’ =&gt; il<text:span text:style-name="T16">s</text:span> fonctionnent bien comme attendu</text:p>
        </text:list-item>
        <text:list-item>
          <text:p text:style-name="P19">exec avec en retour alert(« coucou ») ; fonctionne comme attendu</text:p>
        </text:list-item>
        <text:list-item>
          <text:p text:style-name="P20"><text:span text:style-name="T7">execID : correction existant pour avoir le code dans la balise script avec id = code, il faut coder : </text:span><text:span text:style-name="T9">var </text:span><text:span text:style-name="T12">script = (</text:span><text:span text:style-name="T10">$</text:span><text:span text:style-name="T12">(</text:span><text:span text:style-name="T6">"#" </text:span><text:span text:style-name="T12">+ </text:span><text:span text:style-name="T10">code</text:span><text:span text:style-name="T12">)[</text:span><text:span text:style-name="T11">0</text:span><text:span text:style-name="T12">]).</text:span><text:span text:style-name="T10">innerText</text:span><text:span text:style-name="T8">;,</text:span></text:p>
        </text:list-item>
        <text:list-item>
          <text:p text:style-name="P12">redirect <text:span text:style-name="T13">fonctionne correctement aussi</text:span></text:p>
        </text:list-item>
      </text:list>
      <text:h text:style-name="P28" text:outline-level="1">tooltip – popover</text:h>
      <text:list xml:id="list8804764075964247009" text:style-name="L4">
        <text:list-item>
          <text:p text:style-name="P21">Mise en place d’une DIV englobante de l’objet,</text:p>
        </text:list-item>
        <text:list-item>
          <text:p text:style-name="P21">voir sur quel élément agir ex. : pour OCButton, sur la balise button, pour OCSelect2 (implémentation du plugin jQuery Select2), sur la balise span ayant pour classe select2-container, …</text:p>
        </text:list-item>
        <text:list-item>
          <text:p text:style-name="P21">placer sur la balise DIV englobante les attributs :</text:p>
          <text:list>
            <text:list-item>
              <text:p text:style-name="P21">data-title<text:tab/><text:tab/>: titre du tooltip, du popover,</text:p>
            </text:list-item>
            <text:list-item>
              <text:p text:style-name="P21">data-content<text:tab/><text:tab/>: texte proprement dit du tooltip, du popover,</text:p>
            </text:list-item>
            <text:list-item>
              <text:p text:style-name="P21">data-html<text:tab/><text:tab/>: booléen indiquant si le contenu est de type HTML (true) ou autre(false : texte par exemple, ..)</text:p>
            </text:list-item>
            <text:list-item>
              <text:p text:style-name="P21">data-placement<text:tab/>: placement du tooltip du popover au regard de la balise DIV,</text:p>
            </text:list-item>
            <text:list-item>
              <text:p text:style-name="P21">data-trigger<text:tab/><text:tab/>: <text:span text:style-name="T14">mode d’affichage du popover (si plusieurs valeur : séparées par espace)</text:span></text:p>
              <text:list>
                <text:list-item>
                  <text:p text:style-name="P22">click</text:p>
                </text:list-item>
                <text:list-item>
                  <text:p text:style-name="P22">hover (survol),</text:p>
                </text:list-item>
                <text:list-item>
                  <text:p text:style-name="P22">focus</text:p>
                </text:list-item>
                <text:list-item>
                  <text:p text:style-name="P22">manual (déclenché manuellement)</text:p>
                </text:list-item>
              </text:list>
            </text:list-item>
            <text:list-item>
              <text:p text:style-name="P22">data-delay<text:tab/><text:tab/>: temps en milliseconde pour l’ouverture <text:span text:style-name="T15">et fermeture</text:span>, <text:span text:style-name="T15">(qui donnera par exemple data-delay=’{show : 0, hide:400}’ dans la balise)</text:span></text:p>
            </text:list-item>
          </text:list>
        </text:list-item>
        <text:list-item>
          <text:p text:style-name="P15">En dessous de la DIV englobante, écriture d’un script visant à faire la déclaration et le paramétrage du tooltip, du popover.</text:p>
        </text:list-item>
      </text:list>
      <text:h text:style-name="P29" text:outline-level="1">GotObjects</text:h>
      <text:p text:style-name="P23">Ceux sont des objets utilisés dans le cadre e la réalisation d’une action précise :</text:p>
      <text:list xml:id="list4784002648266405584" text:style-name="L5">
        <text:list-item>
          <text:p text:style-name="P24">extension de l’objet OSDiv en base</text:p>
        </text:list-item>
        <text:list-item>
          <text:p text:style-name="P24">le constructeur permet d’en préciser le contenu et l’arborescence des objets contenus</text:p>
        </text:list-item>
        <text:list-item>
          <text:p text:style-name="P24">on peut avoir recours à une méthode d’initialisation =&gt; initGObject</text:p>
        </text:list-item>
      </text:list>
      <text:p text:style-name="P16">→ voir de formaliser tout cela au travers d’une interface (obligation d’avoir contructeur et initGObjec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34:12.462397617</meta:creation-date>
    <dc:date>2016-08-15T14:25:26.625333930</dc:date>
    <meta:editing-duration>PT1H24M19S</meta:editing-duration>
    <meta:editing-cycles>12</meta:editing-cycles>
    <meta:generator>LibreOffice/5.1.4.2$Linux_X86_64 LibreOffice_project/10m0$Build-2</meta:generator>
    <meta:document-statistic meta:table-count="2" meta:image-count="0" meta:object-count="0" meta:page-count="2" meta:paragraph-count="60" meta:word-count="602" meta:character-count="3798" meta:non-whitespace-character-count="3233"/>
  </office:meta>
</office:document-meta>
</file>